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33d" officeooo:paragraph-rsid="0018933d"/>
    </style:style>
    <style:style style:name="P2" style:family="paragraph" style:parent-style-name="Standard">
      <style:text-properties officeooo:rsid="0018933d" officeooo:paragraph-rsid="001ccda5"/>
    </style:style>
    <style:style style:name="P3" style:family="paragraph" style:parent-style-name="Standard">
      <style:text-properties officeooo:rsid="0019e440" officeooo:paragraph-rsid="0019e440"/>
    </style:style>
    <style:style style:name="P4" style:family="paragraph" style:parent-style-name="Standard">
      <style:text-properties officeooo:rsid="001c73a5" officeooo:paragraph-rsid="0019e440"/>
    </style:style>
    <style:style style:name="T1" style:family="text">
      <style:text-properties officeooo:rsid="0019e440"/>
    </style:style>
    <style:style style:name="T2" style:family="text">
      <style:text-properties officeooo:rsid="001ba768"/>
    </style:style>
    <style:style style:name="T3" style:family="text">
      <style:text-properties officeooo:rsid="001c73a5"/>
    </style:style>
    <style:style style:name="T4" style:family="text">
      <style:text-properties officeooo:rsid="001ccda5"/>
    </style:style>
    <style:style style:name="T5" style:family="text">
      <style:text-properties officeooo:rsid="001d30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ao Marinella, ti scrivo perché sono stato da Mirco per <text:span text:style-name="T1">fargli firmare il foglio delle api di Meta (lo stesso che hai firmato tu) e mi ha detto che lui non è ”istituitional representative” ma che è Rocco e che prima di andare da lui </text:span><text:span text:style-name="T4">(Mirko) </text:span><text:span text:style-name="T1">si deve informare bene su cosa comportano quelle condizioni perché potrebbe essere pericoloso usare le API di Meta </text:span><text:span text:style-name="T5">da un punto di vista legale</text:span><text:span text:style-name="T1">. </text:span></text:p>
      <text:p text:style-name="P1"/>
      <text:p text:style-name="P3">Poi seconda cosa, ti chiedo se posso dare il via a tutte le chiamate di ChatGPT visto che ora sappiamo quanto costa.</text:p>
      <text:p text:style-name="P3"/>
      <text:p text:style-name="P3">E infine per la presentazione di mercoledì io pensavo di strutturarla in questo modo:</text:p>
      <text:p text:style-name="P3"/>
      <text:p text:style-name="P3">- Mi presento e dico con chi lavoro e su cosa lavoro</text:p>
      <text:p text:style-name="P3">- Parlo del paper di SAC</text:p>
      <text:p text:style-name="P3">- Dico cosa vorremmo fare nel futuro (progetto di dottorato mio)<text:line-break/><text:line-break/>So che me l<text:span text:style-name="T2">o hai</text:span> già dett<text:span text:style-name="T2">o </text:span>ma te l<text:span text:style-name="T2">o chiedo di nuovo </text:span>perché ho paura di fare confusione :)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0:29:42.963113428</meta:creation-date>
    <dc:date>2024-03-25T11:02:49.413609838</dc:date>
    <meta:editing-duration>PT2M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55" meta:character-count="818" meta:non-whitespace-character-count="667"/>
  </office:meta>
</office:document-meta>
</file>